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af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97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dbd7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f4f1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bdbd7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bc970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f4f14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caf4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d86b8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f4f14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bc970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f4f14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d86b8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bc970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caf4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f4f14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bc970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f4f14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f4f14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603f5d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03f5d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  <style:style style:name="T73" style:family="text">
      <style:text-properties officeooo:rsid="005bc970"/>
    </style:style>
    <style:style style:name="T74" style:family="text">
      <style:text-properties officeooo:rsid="005bcaf4"/>
    </style:style>
    <style:style style:name="T75" style:family="text">
      <style:text-properties officeooo:rsid="005d86b8"/>
    </style:style>
    <style:style style:name="T76" style:family="text">
      <style:text-properties officeooo:rsid="005f4f14"/>
    </style:style>
    <style:style style:name="T77" style:family="text">
      <style:text-properties officeooo:rsid="00603f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83"/>
      <text:p text:style-name="P83">Presentació assignatura</text:p>
      <text:p text:style-name="P85">Comentem web assignatura</text:p>
      <text:p text:style-name="P88">Activem el Classroom d'electricitat</text:p>
      <text:p text:style-name="P85"/>
      <text:p text:style-name="P87">Comencem amb apunts <text:a xlink:type="simple" xlink:href="https://paulinoposada.github.io/web_e/documents/apunts/unitat_1/e_apunts_ud_1_1_gs.pdf"><text:span text:style-name="T17">Unitat 1.1</text:span></text:a> – Introducció</text:p>
      <text:p text:style-name="P85">Comentem fins a 1.6 Mesurament de voltatge i corrent</text:p>
      <text:p text:style-name="P85"/>
      <text:p text:style-name="P85">Baixem al taller a desmuntar calaixos de les taules</text:p>
      <text:p text:style-name="P85"/>
      <text:p text:style-name="P2"/>
      <text:p text:style-name="P2">Dimecres<text:tab/>27/09/23</text:p>
      <text:p text:style-name="P89"><text:a xlink:type="simple" xlink:href="https://paulinoposada.github.io/web_e/documents/apunts/unitat_1/e_apunts_ud_1_1_gs.pdf">Unitat 1.1</text:a></text:p>
      <text:p text:style-name="P89">Comentem 1.7 Direcció convencional del corrent.</text:p>
      <text:p text:style-name="P89"/>
      <text:p text:style-name="P91"><text:a xlink:type="simple" xlink:href="https://paulinoposada.github.io/web_e/documents/apunts/unitat_1/e_apunts_ud_1_2_gs.pdf">Unitat 1.2</text:a></text:p>
      <text:p text:style-name="P89">Comentem</text:p>
      <text:p text:style-name="P235"><text:span text:style-name="T1">1.1 </text:span><text:span text:style-name="T15">Relación entre tensión, corriente y resistencia</text:span></text:p>
      <text:p text:style-name="P89">1.2 Exercicis 1.2-1 i 2</text:p>
      <text:p text:style-name="P89">1.3 Potència elèctrica</text:p>
      <text:p text:style-name="P89">1.5 Resistencias</text:p>
      <text:p text:style-name="P89"/>
      <text:p text:style-name="P89"/>
      <text:p text:style-name="P2">Dijous<text:tab/><text:tab/>28/09/23</text:p>
      <text:p text:style-name="P2"/>
      <text:p text:style-name="P90"><text:a xlink:type="simple" xlink:href="https://paulinoposada.github.io/web_e/documents/apunts/unitat_1/e_apunts_ud_1_2_gs.pdf">Unitat 1.2</text:a></text:p>
      <text:p text:style-name="P90">Comentem</text:p>
      <text:p text:style-name="P68"><text:span text:style-name="T3">1.</text:span><text:span text:style-name="T2">6 No linearittat de la resistència</text:span></text:p>
      <text:p text:style-name="P95">1.7 El cablejat del circuit</text:p>
      <text:p text:style-name="P68"/>
      <text:p text:style-name="P95">Baixem al taller per desmuntar taules i tallar taulers.</text:p>
      <text:p text:style-name="P2"/>
      <text:p text:style-name="P2"/>
      <text:p text:style-name="P2">Divendres<text:tab/> 29/09/23</text:p>
      <text:p text:style-name="P84"/>
      <text:p text:style-name="P92">Comencem amb <text:a xlink:type="simple" xlink:href="https://paulinoposada.github.io/web_e/documents/apunts/unitat_2/e_apunts_ud_2_1_gs.pdf">unitat 2</text:a> “Seguretat en les instal·lacions elèctriques”</text:p>
      <text:p text:style-name="P92"><text:s/>Comentem apartats</text:p>
      <text:p text:style-name="P92">1.1 Efectes fisològics de l'electricitat</text:p>
      <text:p text:style-name="P92">1.2 Toma de terra</text:p>
      <text:p text:style-name="P92">1.3 Llei d'Ohm aplicada a els descàrregues</text:p>
      <text:p text:style-name="P92"/>
      <text:p text:style-name="P92"/>
      <text:p text:style-name="P92"/>
      <text:p text:style-name="P3"/>
      <text:p text:style-name="P237">Dimarts<text:tab/><text:span text:style-name="T16">03</text:span>/<text:span text:style-name="T16">10</text:span>/23</text:p>
      <text:p text:style-name="P86"/>
      <text:p text:style-name="P86">Baixem al taller a desmuntar <text:span text:style-name="T16">material</text:span> taules.</text:p>
      <text:p text:style-name="P86"/>
      <text:p text:style-name="P96">Mesurem fill de coure de 14 m de llargària, R = 6 ohms. Amb la resistivitat del coure calculem secció com a 0,04 mm2 → en un conductor de 1,5 nmm2 hi ha 38 fils de 0,04 mm2.</text:p>
      <text:p text:style-name="P96"/>
      <text:p text:style-name="P97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96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93">Comentem apartats</text:p>
      <text:p text:style-name="P93">1.<text:span text:style-name="T18">4</text:span> <text:span text:style-name="T18">Procediments de seguretat</text:span></text:p>
      <text:p text:style-name="P98">1.5 Resposta a una emergència</text:p>
      <text:p text:style-name="P98">1.6 Causes freqüents d'accidents</text:p>
      <text:p text:style-name="P98">1.7 Disseny de dispositius segurs</text:p>
      <text:p text:style-name="P98">1.8 Utilització del polímetre</text:p>
      <text:p text:style-name="P98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102">Comentem apartats</text:p>
      <text:p text:style-name="P102">1.1 Què són les connexións sèrie i paral·lel</text:p>
      <text:p text:style-name="P102">1.2 Connexió sèrie senzilla</text:p>
      <text:p text:style-name="P102">1.3 Connexió paral·lel senzilla</text:p>
      <text:p text:style-name="P69"/>
      <text:p text:style-name="P102">Baixem al taller on muntem font d'alimentació d'ordinador amb derivacions a les taules de pràctiques.</text:p>
      <text:p text:style-name="P102"/>
      <text:p text:style-name="P94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103">Comencem amb la pràctica 1.</text:p>
      <text:p text:style-name="P98"/>
      <text:p text:style-name="P98"/>
      <text:p text:style-name="P7">D<text:span text:style-name="T20">illuns</text:span><text:tab/><text:span text:style-name="T16">09</text:span>/<text:span text:style-name="T16">10</text:span>/23</text:p>
      <text:p text:style-name="P7"/>
      <text:p text:style-name="P104">Co<text:span text:style-name="T21">ntinuem</text:span> amb la pràctica 1.</text:p>
      <text:p text:style-name="P99"/>
      <text:p text:style-name="P99"/>
      <text:p text:style-name="P8">D<text:span text:style-name="T20">imarts</text:span><text:tab/><text:span text:style-name="T22">10</text:span>/<text:span text:style-name="T16">10</text:span>/23</text:p>
      <text:p text:style-name="P8"/>
      <text:p text:style-name="P105">Co<text:span text:style-name="T21">ntinuem</text:span> amb la pràctica 1.</text:p>
      <text:p text:style-name="P100"/>
      <text:p text:style-name="P238">D<text:span text:style-name="T20">imecres</text:span><text:tab/><text:span text:style-name="T22">11</text:span>/<text:span text:style-name="T16">10</text:span>/23</text:p>
      <text:p text:style-name="P10"/>
      <text:p text:style-name="P106">Co<text:span text:style-name="T21">ntinuem</text:span> amb la pràctica 1.</text:p>
      <text:p text:style-name="P101"/>
      <text:p text:style-name="P101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7">Vaga estudiants.</text:p>
      <text:p text:style-name="P108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70"><text:a xlink:type="simple" xlink:href="https://paulinoposada.github.io/web_e/documents/apunts/unitat_3/e_apunts_ud_3_1_gs.pdf"><text:span text:style-name="T2">unitat 3</text:span></text:a></text:p>
      <text:p text:style-name="P109">Repàs apartats: 1.3 Sèrie i 1.4 Paral·lel</text:p>
      <text:p text:style-name="P109">Comentat apartats:</text:p>
      <text:p text:style-name="P109">1.4 Conductivitat</text:p>
      <text:p text:style-name="P109">1.5 Potència</text:p>
      <text:p text:style-name="P109">1.6 Divisor de tensió</text:p>
      <text:p text:style-name="P101"/>
      <text:p text:style-name="P101"/>
      <text:p text:style-name="P11">D<text:span text:style-name="T20">ijous</text:span><text:tab/><text:span text:style-name="T22">19</text:span>/<text:span text:style-name="T16">10</text:span>/23</text:p>
      <text:p text:style-name="P70"><text:a xlink:type="simple" xlink:href="https://paulinoposada.github.io/web_e/documents/apunts/unitat_3/e_apunts_ud_3_1_gs.pdf"><text:span text:style-name="T2">unitat 3</text:span></text:a></text:p>
      <text:p text:style-name="P111">Comentem apartat 1.10 Ejercicios</text:p>
      <text:p text:style-name="P111">Comentem exercicis 1 a 11.</text:p>
      <text:p text:style-name="P110"/>
      <text:p text:style-name="P12">D<text:span text:style-name="T20">ivendres</text:span><text:tab/><text:span text:style-name="T26">20</text:span>/<text:span text:style-name="T16">10</text:span>/23</text:p>
      <text:p text:style-name="P71"><text:a xlink:type="simple" xlink:href="https://paulinoposada.github.io/web_e/documents/apunts/unitat_3/e_apunts_ud_3_1_gs.pdf"><text:span text:style-name="T2">unitat 3</text:span></text:a></text:p>
      <text:p text:style-name="P112">Comentem<text:span text:style-name="T26"> apartat 1.10 - exercicis 12 i 13</text:span></text:p>
      <text:p text:style-name="P112"/>
      <text:p text:style-name="P13">D<text:span text:style-name="T20">imarts</text:span><text:tab/><text:span text:style-name="T26">24</text:span>/<text:span text:style-name="T16">10</text:span>/23</text:p>
      <text:p text:style-name="P72"><text:a xlink:type="simple" xlink:href="https://paulinoposada.github.io/web_e/documents/apunts/unitat_3/e_apunts_ud_3_1_gs.pdf"><text:span text:style-name="T2">unitat 3</text:span></text:a></text:p>
      <text:p text:style-name="P113">Comentem<text:span text:style-name="T26"> apartat 1.10 - exercicis 14 i 15.</text:span></text:p>
      <text:p text:style-name="P113"/>
      <text:p text:style-name="P14">D<text:span text:style-name="T20">imecres</text:span><text:tab/><text:span text:style-name="T26">25</text:span>/<text:span text:style-name="T16">10</text:span>/23</text:p>
      <text:p text:style-name="P73"><text:a xlink:type="simple" xlink:href="https://paulinoposada.github.io/web_e/documents/apunts/unitat_3/e_apunts_ud_3_1_gs.pdf"><text:span text:style-name="T2">unitat 3</text:span></text:a></text:p>
      <text:p text:style-name="P114">Comentem<text:span text:style-name="T26"> apartat 1.7 Nudo, rama, lazo y malla</text:span></text:p>
      <text:p text:style-name="P115">Comentat exercici 15.</text:p>
      <text:p text:style-name="P115">Començat amb <text:a xlink:type="simple" xlink:href="https://paulinoposada.github.io/web_e/documents/apunts/unitat_4/e_apunts_ud_4_gs.pdf">Unitat 4</text:a> – Anàlisi de xarxes</text:p>
      <text:p text:style-name="P115">Comentat apartat 1.2 Método de corriente de rama</text:p>
      <text:p text:style-name="P115"/>
      <text:p text:style-name="P114"/>
      <text:p text:style-name="P15">D<text:span text:style-name="T20">ijous</text:span><text:tab/><text:tab/><text:span text:style-name="T26">26</text:span>/<text:span text:style-name="T16">10</text:span>/23</text:p>
      <text:p text:style-name="P118">Baixa per gripe.</text:p>
      <text:p text:style-name="P118"/>
      <text:p text:style-name="P118"/>
      <text:p text:style-name="P15">D<text:span text:style-name="T20">ivendres</text:span><text:tab/><text:span text:style-name="T26">27</text:span>/<text:span text:style-name="T16">10</text:span>/23</text:p>
      <text:p text:style-name="P118">Sortida Astilleros de Mallorca.</text:p>
      <text:p text:style-name="P118"/>
      <text:p text:style-name="P118"/>
      <text:p text:style-name="P16">D<text:span text:style-name="T20">imarts</text:span><text:tab/><text:tab/><text:span text:style-name="T27">31</text:span>/<text:span text:style-name="T16">10</text:span>/23</text:p>
      <text:p text:style-name="P119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9"/>
      <text:p text:style-name="P17"/>
      <text:p text:style-name="P239">D<text:span text:style-name="T20">imecres</text:span><text:tab/><text:tab/><text:span text:style-name="T28">01</text:span>/<text:span text:style-name="T16">11</text:span>/23</text:p>
      <text:p text:style-name="P120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20">Comentem solució examen.</text:p>
      <text:p text:style-name="P116">Co<text:span text:style-name="T28">ntinuem</text:span> amb <text:a xlink:type="simple" xlink:href="https://paulinoposada.github.io/web_e/documents/apunts/unitat_4/e_apunts_ud_4_gs.pdf">Unitat 4</text:a> – Anàlisi de xarxes</text:p>
      <text:p text:style-name="P116">Comentat apartat 1.<text:span text:style-name="T28">3</text:span> <text:span text:style-name="T28">Circuits pont</text:span></text:p>
      <text:p text:style-name="P116"/>
      <text:p text:style-name="P116"/>
      <text:p text:style-name="P18">D<text:span text:style-name="T20">ivendres</text:span><text:tab/><text:tab/><text:span text:style-name="T28">03</text:span>/<text:span text:style-name="T16">11</text:span>/23</text:p>
      <text:p text:style-name="P117">Co<text:span text:style-name="T28">ntinuem</text:span> amb <text:a xlink:type="simple" xlink:href="https://paulinoposada.github.io/web_e/documents/apunts/unitat_4/e_apunts_ud_4_gs.pdf">Unitat 4</text:a> – Anàlisi de xarxes</text:p>
      <text:p text:style-name="P117">Comentat apartat 1.<text:span text:style-name="T28">3</text:span> <text:span text:style-name="T28">Circuits pont</text:span></text:p>
      <text:p text:style-name="P121">En quadre elèctric, mesurat tensions entre fases, neutre i terra.</text:p>
      <text:p text:style-name="P121">Comprovat que entre neutre i terra el potencial és 0V.</text:p>
      <text:p text:style-name="P121">Comprovat que és pot pontejar entre neutre i terra, però que salta el diferencial. </text:p>
      <text:p text:style-name="P117"/>
      <text:p text:style-name="P117"/>
      <text:p text:style-name="P19">D<text:span text:style-name="T20">illuns</text:span><text:tab/><text:tab/><text:span text:style-name="T28">06</text:span>/<text:span text:style-name="T16">11</text:span>/23</text:p>
      <text:p text:style-name="P122">Baixem al taller. Preparem avaluació <text:a xlink:type="simple" xlink:href="https://paulinoposada.github.io/web_e/documents/practica_01.pdf">pràctica 1</text:a>.</text:p>
      <text:p text:style-name="P122"/>
      <text:p text:style-name="P122"/>
      <text:p text:style-name="P20">D<text:span text:style-name="T20">imarts</text:span><text:tab/><text:tab/><text:span text:style-name="T28">07</text:span>/<text:span text:style-name="T16">11</text:span>/23</text:p>
      <text:p text:style-name="P136">Comencem amb la <text:a xlink:type="simple" xlink:href="https://paulinoposada.github.io/web_e/documents/apunts/unitat_5_condensador/e_apunts_ud_5_gs.pdf">unitat 5</text:a> – condensador.</text:p>
      <text:p text:style-name="P136">Feim l'exercici 3.15 del llibre.</text:p>
      <text:p text:style-name="P136"/>
      <text:p text:style-name="P136"/>
      <text:p text:style-name="P21">D<text:span text:style-name="T20">imecres</text:span><text:tab/><text:tab/><text:span text:style-name="T28">08</text:span>/<text:span text:style-name="T16">11</text:span>/23</text:p>
      <text:p text:style-name="P137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7"><text:span text:style-name="T29">Continuem amb</text:span> l'exercici 3.15 del llibre. <text:span text:style-name="T29">Surten resultats diversos. Aclarar dubtes.</text:span></text:p>
      <text:p text:style-name="P137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23">Baixem al taller. Preparem avaluació <text:a xlink:type="simple" xlink:href="https://paulinoposada.github.io/web_e/documents/practica_01.pdf">pràctica 1</text:a>.</text:p>
      <text:p text:style-name="P123"/>
      <text:p text:style-name="P23">D<text:span text:style-name="T20">ivendres</text:span><text:tab/><text:tab/><text:tab/><text:span text:style-name="T30">10</text:span>/<text:span text:style-name="T16">11</text:span>/23</text:p>
      <text:p text:style-name="P138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6">Comencem apartat 1.2 Condensador y cálculo</text:p>
      <text:p text:style-name="P124"/>
      <text:p text:style-name="P24">D<text:span text:style-name="T20">illuns</text:span><text:tab/><text:tab/><text:tab/><text:span text:style-name="T31">13</text:span>/<text:span text:style-name="T16">11</text:span>/23</text:p>
      <text:p text:style-name="P125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9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7">Comentem apartats </text:p>
      <text:p text:style-name="P147">1.2.1 La derivada y ejemplos de tensiones variables</text:p>
      <text:p text:style-name="P147">1.3 Capacitat d'un condensador</text:p>
      <text:p text:style-name="P126"/>
      <text:p text:style-name="P126"/>
      <text:p text:style-name="P25"/>
      <text:p text:style-name="P240">D<text:span text:style-name="T20">imecres</text:span><text:tab/><text:tab/><text:tab/><text:span text:style-name="T31">15</text:span>/<text:span text:style-name="T16">11</text:span>/23</text:p>
      <text:p text:style-name="P139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7">Comentem apartat </text:p>
      <text:p text:style-name="P147">1.4 Conexió sèrie/paral·lel de condensadors</text:p>
      <text:p text:style-name="P147">1.6 Exercicis</text:p>
      <text:p text:style-name="P147"/>
      <text:p text:style-name="P126"/>
      <text:p text:style-name="P26">D<text:span text:style-name="T20">ijous</text:span><text:tab/><text:tab/><text:tab/><text:tab/><text:span text:style-name="T33">16</text:span>/<text:span text:style-name="T16">11</text:span>/23</text:p>
      <text:p text:style-name="P127">Baixem al taller. <text:span text:style-name="T33">A</text:span>valuació <text:a xlink:type="simple" xlink:href="https://paulinoposada.github.io/web_e/documents/practica_01.pdf">pràctica 1</text:a>.</text:p>
      <text:p text:style-name="P149">Comencem amb <text:a xlink:type="simple" xlink:href="https://paulinoposada.github.io/web_e/documents/practica_02.pdf">pràctica 2</text:a>.</text:p>
      <text:p text:style-name="P149"/>
      <text:p text:style-name="P149"/>
      <text:p text:style-name="P27">D<text:span text:style-name="T20">ivendres</text:span><text:tab/><text:tab/><text:tab/><text:span text:style-name="T33">17</text:span>/<text:span text:style-name="T16">11</text:span>/23</text:p>
      <text:p text:style-name="P140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8">Comentem <text:span text:style-name="T34">exercici 1.4-4</text:span> </text:p>
      <text:p text:style-name="P148"/>
      <text:p text:style-name="P148"/>
      <text:p text:style-name="P28">D<text:span text:style-name="T20">illuns</text:span><text:tab/><text:tab/><text:tab/><text:span text:style-name="T35">20</text:span>/<text:span text:style-name="T16">11</text:span>/23</text:p>
      <text:p text:style-name="P128">Baixem al taller, <text:a xlink:type="simple" xlink:href="https://paulinoposada.github.io/web_e/documents/practica_02.pdf"><text:span text:style-name="T35">pràctica 2</text:span></text:a></text:p>
      <text:p text:style-name="P128"/>
      <text:p text:style-name="P28">D<text:span text:style-name="T20">imarts</text:span><text:tab/><text:tab/><text:tab/><text:span text:style-name="T35">21</text:span>/<text:span text:style-name="T16">11</text:span>/23</text:p>
      <text:p text:style-name="P141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1">Comentem apartats</text:p>
      <text:p text:style-name="P151">1.1 Imants permanents</text:p>
      <text:p text:style-name="P151">1.2 Electromagnetisme</text:p>
      <text:p text:style-name="P151">1.3 Unitats de mesura magnètica</text:p>
      <text:p text:style-name="P151">1.4 Permeabilitat i sturació</text:p>
      <text:p text:style-name="P151">1.5 Inducció electromegnètica</text:p>
      <text:p text:style-name="P151">1.6 Inducció mutua</text:p>
      <text:p text:style-name="P151"/>
      <text:p text:style-name="P29">D<text:span text:style-name="T20">imecres</text:span><text:tab/><text:tab/><text:tab/><text:span text:style-name="T35">22</text:span>/<text:span text:style-name="T16">11</text:span>/23</text:p>
      <text:p text:style-name="P142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2">Comentem apartat <text:span text:style-name="T36">1.7 Inductors</text:span></text:p>
      <text:p text:style-name="P152"/>
      <text:p text:style-name="P152"/>
      <text:p text:style-name="P29">D<text:span text:style-name="T20">ijous</text:span><text:tab/><text:tab/><text:tab/><text:tab/><text:span text:style-name="T36">23</text:span>/<text:span text:style-name="T16">11</text:span>/23</text:p>
      <text:p text:style-name="P129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61">Comencem pràctica 3.</text:p>
      <text:p text:style-name="P150"/>
      <text:p text:style-name="P30">D<text:span text:style-name="T20">ivendres</text:span><text:tab/><text:tab/><text:tab/><text:span text:style-name="T36">24</text:span>/<text:span text:style-name="T16">11</text:span>/23</text:p>
      <text:p text:style-name="P143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62">Comentem apartat 1.7 Induct<text:span text:style-name="T37">ors.</text:span></text:p>
      <text:p text:style-name="P163">Comentem apartat 1.<text:span text:style-name="T37">8 Càlcul d'inductors.</text:span></text:p>
      <text:p text:style-name="P164">Comencem amb 1.9 Factors que influeixen en l'inductància. </text:p>
      <text:p text:style-name="P162"/>
      <text:p text:style-name="P31">D<text:span text:style-name="T20">illuns</text:span><text:tab/><text:tab/><text:tab/><text:span text:style-name="T35">27</text:span>/<text:span text:style-name="T16">11</text:span>/23</text:p>
      <text:p text:style-name="P130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30"/>
      <text:p text:style-name="P32"/>
      <text:p text:style-name="P241">D<text:span text:style-name="T20">imarts</text:span><text:tab/><text:tab/><text:tab/><text:span text:style-name="T35">21</text:span>/<text:span text:style-name="T16">11</text:span>/23</text:p>
      <text:p text:style-name="P144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3">Comentem <text:span text:style-name="T40">exercicis 1.12-1 a 7.</text:span></text:p>
      <text:p text:style-name="P153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45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4">Comentem <text:span text:style-name="T41">exercicis 1.12-8 a 13.</text:span></text:p>
      <text:p text:style-name="P154"/>
      <text:p text:style-name="P154"/>
      <text:p text:style-name="P74">01, 04 i 05/12/23</text:p>
      <text:p text:style-name="P236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31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31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55">C<text:span text:style-name="T43">orregim l'examen del 04/12/23.</text:span></text:p>
      <text:p text:style-name="P165">Comentem els exercicis 1.4-1 a 4 de la <text:a xlink:type="simple" xlink:href="https://paulinoposada.github.io/web_e/documents/apunts/unitat_4_analisis_redes/e_apunts_ud_4_gs.pdf">unitat 4</text:a>.</text:p>
      <text:p text:style-name="P155"/>
      <text:p text:style-name="P37">D<text:span text:style-name="T20">imarts</text:span><text:tab/><text:tab/><text:tab/><text:span text:style-name="T43">12</text:span>/<text:span text:style-name="T16">12</text:span>/23</text:p>
      <text:p text:style-name="P156">C<text:span text:style-name="T43">orregim l'examen del 04/12/23.</text:span></text:p>
      <text:p text:style-name="P167"/>
      <text:p text:style-name="P155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66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8">Comence<text:span text:style-name="T46">m</text:span> amb la <text:a xlink:type="simple" xlink:href="https://paulinoposada.github.io/web_e/documents/apunts/unitat_7_ca/e_apunts_ud_7_gs.pdf">Unitat 7- ca</text:a>.</text:p>
      <text:p text:style-name="P168"><text:span text:style-name="T45">Comentem apartat 1 Teoría básica.</text:span> </text:p>
      <text:p text:style-name="P157"/>
      <text:p text:style-name="P157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9"><text:a xlink:type="simple" xlink:href="https://paulinoposada.github.io/web_e/documents/apunts/unitat_7_ca/e_apunts_ud_7_gs.pdf">Unitat 7- ca</text:a>.</text:p>
      <text:p text:style-name="P179">Repassem teoria pont Wheatstone</text:p>
      <text:p text:style-name="P169"><text:span text:style-name="T45">Comentem apartat 2 Formes d'ona en CA.</text:span> </text:p>
      <text:p text:style-name="P156"/>
      <text:p text:style-name="P156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70"><text:a xlink:type="simple" xlink:href="https://paulinoposada.github.io/web_e/documents/apunts/unitat_7_ca/e_apunts_ud_7_gs.pdf">Unitat 7- ca</text:a>.</text:p>
      <text:p text:style-name="P180">Repassem teoria <text:span text:style-name="T47">i exercicis</text:span> <text:span text:style-name="T47">leyes Kirchhoff.</text:span></text:p>
      <text:p text:style-name="P170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82">Comentem apartat 3 Medició en CA.</text:p>
      <text:p text:style-name="P171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82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82">Comentem apartat 5 Fase en CA.</text:p>
      <text:p text:style-name="P39"/>
      <text:p text:style-name="P242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81"><text:a xlink:type="simple" xlink:href="https://paulinoposada.github.io/web_e/documents/examens/231221_ome_map33b_examen.pdf">Examen</text:a> recuperació</text:p>
      <text:p text:style-name="P172"/>
      <text:p text:style-name="P172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83"><text:span text:style-name="T51">Repàs</text:span> CA.</text:p>
      <text:p text:style-name="P185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85">Comencem amb la <text:a xlink:type="simple" xlink:href="https://paulinoposada.github.io/web_e/documents/apunts/unitat_8_nombres_complexos/e_apunts_ud_8_gs.pdf">Unitat 8 – nombres complexos</text:a>. </text:p>
      <text:p text:style-name="P183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86"><text:a xlink:type="simple" xlink:href="https://paulinoposada.github.io/web_e/documents/apunts/unitat_8_nombres_complexos/e_apunts_ud_8_gs.pdf">Unitat 8 – nombres complexos</text:a>. </text:p>
      <text:p text:style-name="P201">Comentem apartats 1 a 4 (adicció de vectors avançada).</text:p>
      <text:p text:style-name="P202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84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73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3">Inici pràctica 3 - Protecció d'un motor trifàsic mitjançant fusible i relé tèrmic (veure pàg. 318).</text:p>
      <text:p text:style-name="P158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209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209">Comentem suma de vectors en format rectangular.</text:p>
      <text:p text:style-name="P209"/>
      <text:p text:style-name="P59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34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59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87"><text:a xlink:type="simple" xlink:href="https://paulinoposada.github.io/web_e/documents/apunts/unitat_8_nombres_complexos/e_apunts_ud_8_gs.pdf">Unitat 8 – nombres complexos</text:a>.</text:p>
      <text:p text:style-name="P75"><text:span text:style-name="T6">C</text:span><text:span text:style-name="T2">omentem apartats 5 a 8</text:span></text:p>
      <text:p text:style-name="P210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88"><text:a xlink:type="simple" xlink:href="https://paulinoposada.github.io/web_e/documents/apunts/unitat_9_reactancia%20_impedancia/e_apunts_ud_9_gs.pdf"><text:span text:style-name="T56">Unitat 9 - reactancia</text:span></text:a></text:p>
      <text:p text:style-name="P76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211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74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4"><text:span text:style-name="T57">Continuem amb</text:span> pràctica 3 - Protecció d'un motor trifàsic mitjançant fusible i relé tèrmic (veure pàg. 318).</text:p>
      <text:p text:style-name="P159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89"><text:a xlink:type="simple" xlink:href="https://paulinoposada.github.io/web_e/documents/apunts/unitat_9_reactancia%20_impedancia/e_apunts_ud_9_gs.pdf"><text:span text:style-name="T56">Unitat 9 - reactancia</text:span></text:a></text:p>
      <text:p text:style-name="P77"><text:span text:style-name="T6">C</text:span><text:span text:style-name="T2">omentem</text:span><text:span text:style-name="T9"> apartat 2 Inductors en circuits de CA.</text:span></text:p>
      <text:p text:style-name="P80"><text:span text:style-name="T9">C</text:span><text:span text:style-name="T2">omencem a comentar apartat 3 Circuit sèrie resistència – inductor</text:span></text:p>
      <text:p text:style-name="P80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90"><text:a xlink:type="simple" xlink:href="https://paulinoposada.github.io/web_e/documents/apunts/unitat_9_reactancia%20_impedancia/e_apunts_ud_9_gs.pdf"><text:span text:style-name="T56">Unitat 9 - reactancia</text:span></text:a></text:p>
      <text:p text:style-name="P78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81"/>
      <text:p text:style-name="P243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82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75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5"><text:span text:style-name="T13">Continuem amb</text:span><text:span text:style-name="T12"> pràctica 3 - Protecció d'un motor trifàsic mitjançant fusible i relé tèrmic (veure pàg. 318).</text:span></text:p>
      <text:p text:style-name="P212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215">Correcció examen del 24/01/24.</text:p>
      <text:p text:style-name="P228"/>
      <text:p text:style-name="P58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33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29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91"><text:a xlink:type="simple" xlink:href="https://paulinoposada.github.io/web_e/documents/apunts/unitat_9_reactancia%20_impedancia/e_apunts_ud_9_gs.pdf"><text:span text:style-name="T56">Unitat 9 - reactancia</text:span></text:a></text:p>
      <text:p text:style-name="P216">Comentem apartats </text:p>
      <text:p text:style-name="P216">4 Circuitos paralelo resistencia-inductor</text:p>
      <text:p text:style-name="P216">5 Codensadores en circuitos de CA</text:p>
      <text:p text:style-name="P216">6 Circuitos serie resistencia-condensador</text:p>
      <text:p text:style-name="P160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21">Baja.</text:p>
      <text:p text:style-name="P192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21">Baja.</text:p>
      <text:p text:style-name="P192"/>
      <text:p text:style-name="P192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22">Charla tema?</text:p>
      <text:p text:style-name="P227"/>
      <text:p text:style-name="P57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32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7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93"><text:a xlink:type="simple" xlink:href="https://paulinoposada.github.io/web_e/documents/apunts/unitat_9_reactancia%20_impedancia/e_apunts_ud_9_gs.pdf"><text:span text:style-name="T56">Unitat 9 - reactancia</text:span></text:a></text:p>
      <text:p text:style-name="P217">Comentem apartats </text:p>
      <text:p text:style-name="P217"><text:span text:style-name="T62">7</text:span> Circuitos paralelo resistencia-<text:span text:style-name="T62">condensador</text:span></text:p>
      <text:p text:style-name="P217"><text:span text:style-name="T62">Comencem a comentar apartat 8</text:span> <text:span text:style-name="T62">Factor de potencia en circuitos con resistencias y reactancias</text:span></text:p>
      <text:p text:style-name="P217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94"><text:a xlink:type="simple" xlink:href="https://paulinoposada.github.io/web_e/documents/apunts/unitat_9_reactancia%20_impedancia/e_apunts_ud_9_gs.pdf"><text:span text:style-name="T56">Unitat 9 - reactancia</text:span></text:a></text:p>
      <text:p text:style-name="P218">Comentem apartats </text:p>
      <text:p text:style-name="P218"><text:span text:style-name="T62">Continuem comentant apartat 8</text:span> <text:span text:style-name="T62">Factor de potencia en circuitos con resistencias y reactancias</text:span></text:p>
      <text:p text:style-name="P218"/>
      <text:p text:style-name="P62"/>
      <text:p text:style-name="P244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76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6"><text:span text:style-name="T57">Continuem amb</text:span> pràctica 3 - Protecció d'un motor trifàsic mitjançant fusible i relé tèrmic (veure pàg. 318).</text:p>
      <text:p text:style-name="P223"/>
      <text:p text:style-name="P223">Terminen la pràctica 3 – Protecció motor amb seccionador fusible i relé tèrmic </text:p>
      <text:p text:style-name="P223">S.C. i J-G. panell 1</text:p>
      <text:p text:style-name="P223">C.S. i G.C. panell 2</text:p>
      <text:p text:style-name="P223">J.P. i T.F. panell 3</text:p>
      <text:p text:style-name="P223">D.F. i M.M. panell 4</text:p>
      <text:p text:style-name="P213"/>
      <text:p text:style-name="P224">Terminen la pràctica <text:span text:style-name="T64">6</text:span> – <text:span text:style-name="T64">Inversió de gir d'un motor trifàsic amb aturada prèvia</text:span></text:p>
      <text:p text:style-name="P225">D.F. i M.M. panell 4</text:p>
      <text:p text:style-name="P225"/>
      <text:p text:style-name="P225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95"><text:a xlink:type="simple" xlink:href="https://paulinoposada.github.io/web_e/documents/apunts/unitat_9_reactancia%20_impedancia/e_apunts_ud_9_gs.pdf"><text:span text:style-name="T56">Unitat 9 - reactancia</text:span></text:a></text:p>
      <text:p text:style-name="P79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14"/>
      <text:p text:style-name="P57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32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7"/>
      <text:p text:style-name="P60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196"><text:a xlink:type="simple" xlink:href="https://paulinoposada.github.io/web_e/documents/apunts/unitat_9_reactancia%20_impedancia/e_apunts_ud_9_gs.pdf"><text:span text:style-name="T56">Unitat 9 - reactancia</text:span></text:a></text:p>
      <text:p text:style-name="P219">Comentem <text:span text:style-name="T72">exercicis 9-1 a 5.</text:span> </text:p>
      <text:p text:style-name="P219"/>
      <text:p text:style-name="P61">D<text:span text:style-name="T20">imecres</text:span><text:tab/><text:tab/><text:tab/><text:span text:style-name="T72">14</text:span>/<text:span text:style-name="T54">02</text:span>/2<text:span text:style-name="T54">4</text:span><text:span text:style-name="T6">.</text:span></text:p>
      <text:p text:style-name="P197"><text:a xlink:type="simple" xlink:href="https://paulinoposada.github.io/web_e/documents/apunts/unitat_9_reactancia%20_impedancia/e_apunts_ud_9_gs.pdf"><text:span text:style-name="T56">Unitat 9 - reactancia</text:span></text:a></text:p>
      <text:p text:style-name="P230">Comentem apartats </text:p>
      <text:p text:style-name="P230">10 Factor de potencia.</text:p>
      <text:p text:style-name="P230">11 Corrección del factor de potencia</text:p>
      <text:p text:style-name="P230"/>
      <text:p text:style-name="P230">Comencem amb els exercicis de l'apartat 12.</text:p>
      <text:p text:style-name="P230">Fet exercicis 12-1 a 3.</text:p>
      <text:p text:style-name="P64"/>
      <text:p text:style-name="P64">D<text:span text:style-name="T20">ijous</text:span><text:tab/><text:tab/><text:tab/><text:tab/><text:span text:style-name="T73">15</text:span>/<text:span text:style-name="T54">02</text:span>/2<text:span text:style-name="T54">4</text:span><text:span text:style-name="T6">.</text:span></text:p>
      <text:p text:style-name="P177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7"><text:span text:style-name="T57">Continuem amb</text:span> pràctica 3 - Protecció d'un motor trifàsic mitjançant fusible i relé tèrmic (veure pàg. 318).</text:p>
      <text:p text:style-name="P226"/>
      <text:p text:style-name="P226"><text:span text:style-name="T73">Continuen amb</text:span> la pràctica 3 – Protecció motor amb seccionador fusible i relé tèrmic </text:p>
      <text:p text:style-name="P226">C.S. i G.C. panell 2</text:p>
      <text:p text:style-name="P226">J.P. i T.F. panell 3</text:p>
      <text:p text:style-name="P233">A.D y P. panell 8</text:p>
      <text:p text:style-name="P233"/>
      <text:p text:style-name="P63">D<text:span text:style-name="T20">ivendres</text:span><text:tab/><text:tab/><text:tab/><text:span text:style-name="T72">16</text:span>/<text:span text:style-name="T54">02</text:span>/2<text:span text:style-name="T54">4</text:span><text:span text:style-name="T6">.</text:span></text:p>
      <text:p text:style-name="P198"><text:a xlink:type="simple" xlink:href="https://paulinoposada.github.io/web_e/documents/apunts/unitat_9_reactancia%20_impedancia/e_apunts_ud_9_gs.pdf"><text:span text:style-name="T56">Unitat 9 - reactancia</text:span></text:a></text:p>
      <text:p text:style-name="P231">Comentem els exercicis de l'apartat 12.</text:p>
      <text:p text:style-name="P231">Fet exercicis 12-<text:span text:style-name="T74">4 a 7</text:span>.</text:p>
      <text:p text:style-name="P231"/>
      <text:p text:style-name="P65">D<text:span text:style-name="T20">illuns</text:span><text:tab/><text:tab/><text:tab/><text:span text:style-name="T70">19</text:span>/<text:span text:style-name="T50">02</text:span>/2<text:span text:style-name="T50">4</text:span><text:span text:style-name="T6">.</text:span></text:p>
      <text:p text:style-name="P135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65"/>
      <text:p text:style-name="P245">D<text:span text:style-name="T20">imarts</text:span><text:tab/><text:tab/><text:tab/><text:span text:style-name="T75">20</text:span>/<text:span text:style-name="T54">02</text:span>/2<text:span text:style-name="T54">4</text:span><text:span text:style-name="T6">.</text:span></text:p>
      <text:p text:style-name="P199"><text:a xlink:type="simple" xlink:href="https://paulinoposada.github.io/web_e/documents/apunts/unitat_9_reactancia%20_impedancia/e_apunts_ud_9_gs.pdf"><text:span text:style-name="T56">Unitat 9 - reactancia</text:span></text:a></text:p>
      <text:p text:style-name="P220">Comentem <text:span text:style-name="T72">exercicis 12-8 a 11.</text:span> </text:p>
      <text:p text:style-name="P220"/>
      <text:p text:style-name="P66">D<text:span text:style-name="T20">imecres</text:span><text:tab/><text:tab/><text:tab/><text:span text:style-name="T75">21</text:span>/<text:span text:style-name="T54">02</text:span>/2<text:span text:style-name="T54">4</text:span><text:span text:style-name="T6">.</text:span></text:p>
      <text:p text:style-name="P199"><text:a xlink:type="simple" xlink:href="https://paulinoposada.github.io/web_e/documents/apunts/unitat_9_reactancia%20_impedancia/e_apunts_ud_9_gs.pdf"><text:span text:style-name="T56">Unitat 9 - reactancia</text:span></text:a></text:p>
      <text:p text:style-name="P220">Comentem <text:span text:style-name="T72">exercici 12-12.</text:span></text:p>
      <text:p text:style-name="P220"/>
      <text:p text:style-name="P67">D<text:span text:style-name="T20">ijous</text:span><text:tab/><text:tab/><text:tab/><text:tab/><text:span text:style-name="T76">22</text:span>/<text:span text:style-name="T54">02</text:span>/2<text:span text:style-name="T54">4</text:span><text:span text:style-name="T6">.</text:span></text:p>
      <text:p text:style-name="P178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8"><text:span text:style-name="T57">Continuem amb</text:span> pràctica 3 - Protecció d'un motor trifàsic mitjançant fusible i relé tèrmic (veure pàg. 318).</text:p>
      <text:p text:style-name="P234"/>
      <text:p text:style-name="P67">D<text:span text:style-name="T20">ivendres</text:span><text:tab/><text:tab/><text:tab/><text:span text:style-name="T76">23</text:span>/<text:span text:style-name="T54">02</text:span>/2<text:span text:style-name="T54">4</text:span><text:span text:style-name="T6">.</text:span></text:p>
      <text:p text:style-name="P200"><text:a xlink:type="simple" xlink:href="https://paulinoposada.github.io/web_e/documents/apunts/unitat_9_reactancia%20_impedancia/e_apunts_ud_9_gs.pdf"><text:span text:style-name="T56">Unitat 9 - reactancia</text:span></text:a></text:p>
      <text:p text:style-name="P232">Comentem <text:span text:style-name="T76">l'</text:span>exercici 12-<text:span text:style-name="T76">13</text:span>.</text:p>
      <text:p text:style-name="P232"/>
      <text:p text:style-name="P248">D<text:span text:style-name="T20">illuns</text:span><text:tab/><text:tab/><text:tab/><text:span text:style-name="T77">26</text:span>/<text:span text:style-name="T50">02</text:span>/2<text:span text:style-name="T50">4</text:span><text:span text:style-name="T6">.</text:span></text:p>
      <text:p text:style-name="P247"><text:span text:style-name="T77">Pràctiques terminades.</text:span></text:p>
      <text:p text:style-name="P2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6T19:38:52.016368942</dc:date>
    <meta:editing-duration>PT1H38M38S</meta:editing-duration>
    <meta:editing-cycles>88</meta:editing-cycles>
    <meta:document-statistic meta:table-count="0" meta:image-count="0" meta:object-count="0" meta:page-count="11" meta:paragraph-count="309" meta:word-count="1460" meta:character-count="9836" meta:non-whitespace-character-count="8495"/>
  </office:meta>
</office:document-meta>
</file>